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pitch="variable"/>
    <style:font-face style:name="Lucida Sans Unicode" svg:font-family="'Lucida Sans Unicode'" style:font-pitch="variable"/>
    <style:font-face style:name="Mangal2" svg:font-family="Mangal" style:font-pitch="variable"/>
    <style:font-face style:name="Calibri" svg:font-family="Calibri" style:font-family-generic="roman" style:font-pitch="variable"/>
    <style:font-face style:name="Calibri1" svg:font-family="Calibri, Bold" style:font-family-generic="roman" style:font-pitch="variable"/>
    <style:font-face style:name="Courier" svg:font-family="Courier, 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-complex="Calibri2"/>
    </style:style>
    <style:style style:name="P2" style:family="paragraph" style:parent-style-name="Standard">
      <style:paragraph-properties fo:margin-top="0cm" fo:margin-bottom="0cm" style:contextual-spacing="false" style:line-height-at-least="0.176cm"/>
    </style:style>
    <style:style style:name="P3" style:family="paragraph" style:parent-style-name="Standard">
      <style:paragraph-properties fo:margin-top="0cm" fo:margin-bottom="0cm" style:contextual-spacing="false" style:line-height-at-least="0.176cm"/>
      <style:text-properties fo:color="#000000" style:font-name="Calibri1" fo:font-weight="bold" style:font-weight-asian="bold" style:font-name-complex="Calibri1" style:font-weight-complex="bold"/>
    </style:style>
    <style:style style:name="P4" style:family="paragraph" style:parent-style-name="Standard">
      <style:paragraph-properties fo:margin-top="0cm" fo:margin-bottom="0cm" style:contextual-spacing="false" style:line-height-at-least="0.176cm"/>
      <style:text-properties fo:color="#000000" style:font-name-complex="Calibri2"/>
    </style:style>
    <style:style style:name="P5" style:family="paragraph" style:parent-style-name="Standard">
      <style:paragraph-properties fo:margin-top="0cm" fo:margin-bottom="0cm" style:contextual-spacing="false" style:line-height-at-least="0.176cm"/>
      <style:text-properties fo:color="#ff0000" style:font-name-complex="Calibri2"/>
    </style:style>
    <style:style style:name="P6" style:family="paragraph" style:parent-style-name="Standard">
      <style:paragraph-properties fo:margin-top="0cm" fo:margin-bottom="0cm" style:contextual-spacing="false" style:line-height-at-least="0.176cm"/>
      <style:text-properties style:font-name-complex="Calibri2"/>
    </style:style>
    <style:style style:name="P7" style:family="paragraph" style:parent-style-name="Standard" style:master-page-name="Standard">
      <style:paragraph-properties fo:margin-top="0cm" fo:margin-bottom="0cm" style:contextual-spacing="false" style:line-height-at-least="0.176cm" style:page-number="auto"/>
      <style:text-properties fo:color="#000000" style:font-name="Calibri1" fo:font-weight="bold" style:font-weight-asian="bold" style:font-name-complex="Calibri1" style:font-weight-complex="bold"/>
    </style:style>
    <style:style style:name="T1" style:family="text">
      <style:text-properties fo:color="#000000" style:font-name-complex="Calibri2"/>
    </style:style>
    <style:style style:name="T2" style:family="text">
      <style:text-properties fo:color="#000000" style:font-name="Courier" style:font-name-complex="Courier"/>
    </style:style>
    <style:style style:name="T3" style:family="text">
      <style:text-properties style:font-name-complex="Calibri2"/>
    </style:style>
    <style:style style:name="T4" style:family="text">
      <style:text-properties fo:color="#ff0000" style:font-name-complex="Calibri2"/>
    </style:style>
    <style:style style:name="T5" style:family="text">
      <style:text-properties fo:color="#ff0000" style:font-name="Courier" style:font-name-complex="Courier"/>
    </style:style>
    <style:style style:name="T6" style:family="text">
      <style:text-properties style:font-name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RS</text:p>
      <text:p text:style-name="P4">- Entregan tres documentos relacionados con los requisitos</text:p>
      <text:p text:style-name="P4">¿?</text:p>
      <text:p text:style-name="P4"/>
      <text:p text:style-name="P5">- No mencionan que es un proyecto para la asignatura de IS</text:p>
      <text:p text:style-name="P4"/>
      <text:p text:style-name="P4">- 1.3 flojo</text:p>
      <text:p text:style-name="P6">SSH, LOPD, Java, JRE</text:p>
      <text:p text:style-name="P6"/>
      <text:p text:style-name="P5">- ¿No tienen hacer efectiva reserva?</text:p>
      <text:p text:style-name="P5"/>
      <text:p text:style-name="P5"/>
      <text:p text:style-name="P5">- Cargos no debería ser un módulo, deberían ser tipos de empleados</text:p>
      <text:p text:style-name="P4">Requisitos del profesor</text:p>
      <text:p text:style-name="P4"/>
      <text:p text:style-name="P4">- 3.1 light</text:p>
      <text:p text:style-name="P6">¿?</text:p>
      <text:p text:style-name="P5"/>
      <text:p text:style-name="P5">- 3.2 inexistente. No. Está en un documento aparte (casos de uso) ¿Por qué?</text:p>
      <text:p text:style-name="P5"/>
      <text:p text:style-name="P5">- No se pueden dar de baja clientes con reservas pendientes</text:p>
      <text:p text:style-name="P2"><text:span text:style-name="T3">Casos de uso </text:span><text:span text:style-name="T6"></text:span><text:span text:style-name="T3"> baja de un cliente efectos laterales ¿Poner de precondición?</text:span></text:p>
      <text:p text:style-name="P6"/>
      <text:p text:style-name="P5">- La entrada de modificar cliente debería incluir los datos a modificar ¿Se puede modificar el id de un cliente?</text:p>
      <text:p text:style-name="P6">Entrada datos cliente en vez de ID, Ids único</text:p>
      <text:p text:style-name="P5"/>
      <text:p text:style-name="P5">- A las habitaciones también se le asigna un id</text:p>
      <text:p text:style-name="P6">¿Falta número de habitación?</text:p>
      <text:p text:style-name="P5"/>
      <text:p text:style-name="P5">- El ocupar habitación debería vincularse a la reserva</text:p>
      <text:p text:style-name="P5"/>
      <text:p text:style-name="P5">- El desocupar habitación debería incluir la fecha de salida, o quizás debería ser posible</text:p>
      <text:p text:style-name="P5">extender una reserva</text:p>
      <text:p text:style-name="P6">¿Podemos quitar ocupada de habitaciones y usarla en reserva?</text:p>
      <text:p text:style-name="P5"/>
      <text:p text:style-name="P5">- Al hacer una reserva hay que indicar el número de personas por habitación</text:p>
      <text:p text:style-name="P4">Añadir número de personas en habitación</text:p>
      <text:p text:style-name="P4"/>
      <text:p text:style-name="P2"><text:span text:style-name="T1">- </text:span><text:span text:style-name="T4">No hay tipos de clientes con atributos distintos</text:span></text:p>
      <text:p text:style-name="P4">¿Descuento en tipo?</text:p>
      <text:p text:style-name="P4"/>
      <text:p text:style-name="P2"><text:span text:style-name="T1">- </text:span><text:span text:style-name="T4">Una reserva puede ser de más de una habitación</text:span></text:p>
      <text:p text:style-name="P4">Lo tenemos asi</text:p>
      <text:p text:style-name="P4"/>
      <text:p text:style-name="P2"><text:span text:style-name="T1">- </text:span><text:span text:style-name="T4">¿Qué es el horario de un turno?</text:span></text:p>
      <text:p text:style-name="P4">¿Fecha inicio fecha fin?</text:p>
      <text:p text:style-name="P4"/>
      <text:p text:style-name="P2"><text:span text:style-name="T1">- </text:span><text:span text:style-name="T4">El número de camas no es una comodidad</text:span></text:p>
      <text:p text:style-name="P4">Lo dijo el profesor</text:p>
      <text:p text:style-name="P4"/>
      <text:p text:style-name="P4"/>
      <text:p text:style-name="P2"><text:soft-page-break/><text:span text:style-name="T1">- </text:span><text:span text:style-name="T4">¿Qué diferencia hay entre servicios y comodidades?</text:span></text:p>
      <text:p text:style-name="P4">Comodidades de habitación, Servicios del hotel, ¿Array comodidades? ¿Arrays servicios hotel?</text:p>
      <text:p text:style-name="P4"/>
      <text:p text:style-name="P2"><text:span text:style-name="T1">- </text:span><text:span text:style-name="T4">Es posible que haya servicios que no estén en ninguna reserva</text:span></text:p>
      <text:p text:style-name="P4"/>
      <text:p text:style-name="P4">- El fichero “HotelZargo.pdf” no está en ningún sitio.</text:p>
      <text:p text:style-name="P4"/>
      <text:p text:style-name="P4"/>
      <text:p text:style-name="P4"/>
      <text:p text:style-name="P3">PP</text:p>
      <text:p text:style-name="P5">- No lo plantean como un proyecto de IS</text:p>
      <text:p text:style-name="P5"/>
      <text:p text:style-name="P5">- Dicen que calculan el esfuerzo en (p/d). En cualquier caso, no dan la estimación total, y</text:p>
      <text:p text:style-name="P5">no sé cómo calculan el esfuerzo de cada tarea</text:p>
      <text:p text:style-name="P6">Esto lo sacamos de otro proyecto y no reflejaban como lo sacaban por no tener datos históricos y de experiencia. Y si falta la estimación total.</text:p>
      <text:p text:style-name="P6"/>
      <text:p text:style-name="P5">- Gestionan todos los riesgos identificados</text:p>
      <text:p text:style-name="P6">¿?</text:p>
      <text:p text:style-name="P6"/>
      <text:p text:style-name="P5">- Dan pasos de reducción, pero no hacen supervisión ni gestión</text:p>
      <text:p text:style-name="P6">Solo aplicamos, métodos de reducción, ¿pero no aplicamos supervisión y gestión? Tema 7 página 41 Separa solución en tres partes.</text:p>
      <text:p text:style-name="P5"/>
      <text:p text:style-name="P5">- ¿Es peor el riesgo de falta de comunicación que el de inexperiencia en este proyecto?</text:p>
      <text:p text:style-name="P6">Para nosotros si</text:p>
      <text:p text:style-name="P6"/>
      <text:p text:style-name="P5">- No veo claro eso de terminar la IGU al principio.</text:p>
      <text:p text:style-name="P6">Si para poder tener el programa funcionando mejor tener la interfaz gráfica, y para hacer pruebas.</text:p>
      <text:p text:style-name="P5"/>
      <text:p text:style-name="P5">- La planificación es factible, pero poco realista para este proyecto en concreto</text:p>
      <text:p text:style-name="P4">¿?</text:p>
      <text:p text:style-name="P4"/>
      <text:p text:style-name="P4">- Planificación (Tabla/Gantt)</text:p>
      <text:p text:style-name="P2"><text:span text:style-name="T2">o </text:span><text:span text:style-name="T1">diseño IGU: ok</text:span></text:p>
      <text:p text:style-name="P2"><text:span text:style-name="T2">o </text:span><text:span text:style-name="T1">prueba turnos: ok</text:span></text:p>
      <text:p text:style-name="P2"><text:span text:style-name="T5">o </text:span><text:span text:style-name="T4">esfuerzo total: 716 (ph) ¿cómo comprobar su coincidencia con lo estimado?</text:span></text:p>
      <text:p text:style-name="P2"><text:span text:style-name="T5">o </text:span><text:span text:style-name="T4">Tienen las fechas de las tareas atornilladas</text:span></text:p>
      <text:p text:style-name="P1"/>
      <text:p text:style-name="P1">- En 7.2 faltan algunos detalles</text:p>
      <text:p text:style-name="P1">¿Qué detall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2" svg:font-family="Calibri" style:font-pitch="variable"/>
    <style:font-face style:name="Lucida Sans Unicode" svg:font-family="'Lucida Sans Unicode'" style:font-pitch="variable"/>
    <style:font-face style:name="Mangal2" svg:font-family="Mangal" style:font-pitch="variable"/>
    <style:font-face style:name="Calibri" svg:font-family="Calibri" style:font-family-generic="roman" style:font-pitch="variable"/>
    <style:font-face style:name="Calibri1" svg:font-family="Calibri, Bold" style:font-family-generic="roman" style:font-pitch="variable"/>
    <style:font-face style:name="Courier" svg:font-family="Courier, 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es" fo:country="ES" style:letter-kerning="true" style:font-name-asian="Lucida Sans Unicode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</meta:initial-creator>
    <meta:creation-date>2013-02-19T17:17:00</meta:creation-date>
    <dc:creator>Pablo</dc:creator>
    <dc:date>2013-02-19T17:49:00</dc:date>
    <meta:editing-cycles>32</meta:editing-cycles>
    <meta:editing-duration>PT32S</meta:editing-duration>
    <meta:document-statistic meta:table-count="0" meta:image-count="0" meta:object-count="0" meta:page-count="2" meta:paragraph-count="58" meta:word-count="480" meta:character-count="2699" meta:non-whitespace-character-count="2277"/>
    <meta:generator>LibreOffice/4.0.0.3$Windows_x86 LibreOffice_project/7545bee9c2a0782548772a21bc84a9dcc583b89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